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529cm"/>
    </style:style>
    <style:style style:name="co2" style:family="table-column">
      <style:table-column-properties fo:break-before="auto" style:column-width="5.539cm"/>
    </style:style>
    <style:style style:name="co3" style:family="table-column">
      <style:table-column-properties fo:break-before="auto" style:column-width="7.8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3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DATOS DEL CLIENTE UTILIZADO 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utlook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<text:s text:c="5"/>Versión Outl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Versión Plugin Funambol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hunderbird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<text:s text:c="5"/>Versión Thunder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Sistema Operativ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Versión Plugin Light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Versión agata-addressbook-connec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ndroid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<text:s text:c="5"/>Mar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Mod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Versión del Sistema Operativ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Versión de Mokobi Sync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IOS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<text:s text:c="5"/>Mod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Versión del Sistema Operativ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avegador Web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<text:s text:c="5"/>Navegador Web (I.E, Mozilla, Chrome...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Versión del Navegad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Versión del Sistema Operativ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TOS DEL ERROR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echa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ora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UID del usuario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ecuencia de pasos para reproducir el error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ptura de pantalla o mensaje transcrito del error mostrado al usuario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i el cliente es Outlook o dispositivo Android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<text:s text:c="5"/>Exportar log modo Degu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Exportación de citas si el fallo afecta a cit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Exportación de contactos si el fallo afecta a contac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Exportación de tareas si el fallo afecta a tareas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     Cada incidencia objeto de estudio tendrá su propia incidencia<text:span text:style-name="T1"> NAOS</text:span>, independientemente de que pueda parecer que comparten una misma causa </text:p>
            <text:p>     origen o problema raíz. Solo debe hacerse de otra forma si se dan indicaciones desde el soporte al respecto, cuando exista una causa raíz </text:p>
            <text:p>     clara y se mejore la gestión de la resolución del problema subyacente. </text:p>
            <text:p>     El objetivo es facilitar el seguimiento de los casos y mejorar la atención personalizada.</text:p>
            <text:p>     <text:span text:style-name="T1">En relación a la exportación de citas/contactos/tareas:</text:span> En el caso de que esto no sea posible, se tratará de identificar con la mayor </text:p>
            <text:p><text:span text:style-name="T2">     precisión el elemento que puede provocar el fallo en los casos en los que proceda. Para eso se podrán utilizar los logs de clientes (solo en </text:span></text:p>
            <text:p><text:span text:style-name="T2">     Caso de Android con Mokobi y Outlook con Funambol)</text:span></text:p>
          </table:table-cell>
          <table:covered-table-cell table:number-columns-repeated="2" table:style-name="ce4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5:01:56.8062962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3:36:37.367691112</meta:creation-date>
    <dc:date>2015-02-17T15:02:33.042956330</dc:date>
    <meta:editing-duration>PT40M21S</meta:editing-duration>
    <meta:editing-cycles>12</meta:editing-cycles>
    <meta:generator>LibreOffice/4.2.7.2$Linux_X86_64 LibreOffice_project/420m0$Build-2</meta:generator>
    <meta:document-statistic meta:table-count="1" meta:cell-count="34" meta:object-count="0"/>
  </office:meta>
</office:document-meta>
</file>